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22222" style:font-name="Helvetica Neue" fo:font-size="15.75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22222" style:font-name="Helvetica Neue" fo:font-size="10.5pt" fo:letter-spacing="normal" fo:font-style="normal" fo:font-weight="normal"/>
    </style:style>
    <style:style style:name="P3" style:family="paragraph" style:parent-style-name="Standard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222222" style:font-name="Helvetica Neue" fo:font-size="10.5pt" fo:letter-spacing="normal" fo:font-style="normal" fo:font-weight="bold"/>
    </style:style>
    <style:style style:name="P4" style:family="paragraph" style:parent-style-name="Standard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text-transform="lowercase" fo:color="#222222" style:font-name="Consolas" fo:font-size="9.75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222222" style:font-name="Helvetica Neue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font-variant="normal" fo:text-transform="none" fo:color="#222222" style:font-name="Helvetica Neue" fo:font-size="12pt" fo:letter-spacing="normal" fo:font-style="normal" fo:font-weight="bold"/>
    </style:style>
    <style:style style:name="P7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  <style:text-properties fo:text-transform="lowercase" fo:color="#222222" style:font-name="Consolas" fo:font-size="9.75pt" fo:letter-spacing="normal" fo:font-style="normal" fo:font-weight="bold"/>
    </style:style>
    <style:style style:name="P8" style:family="paragraph" style:parent-style-name="Text_20_body">
      <style:paragraph-properties fo:margin-left="0in" fo:margin-right="0in" fo:margin-top="0in" fo:margin-bottom="0in" style:line-height-at-least="0.2189in" fo:text-indent="0in" style:auto-text-indent="false" fo:padding="0in" fo:border="none"/>
    </style:style>
    <style:style style:name="P9" style:family="paragraph" style:parent-style-name="Preformatted_20_Text">
      <style:paragraph-properties fo:margin-left="0in" fo:margin-right="0in" fo:margin-top="0in" fo:margin-bottom="0in" style:line-height-at-least="0.2189in" fo:text-indent="0in" style:auto-text-indent="false" fo:background-color="#efefef" fo:padding="0.0193in" fo:border="0.06pt solid #888888">
        <style:background-image/>
      </style:paragraph-properties>
      <style:text-properties fo:font-variant="normal" fo:text-transform="none" fo:color="#880000" style:font-name="Consolas" fo:font-size="9.75pt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style:line-height-at-least="0.2189in" fo:background-color="#efefef" fo:padding="0.0193in" fo:border="0.06pt solid #888888">
        <style:background-image/>
      </style:paragraph-properties>
      <style:text-properties fo:font-variant="normal" fo:text-transform="none" fo:color="#880000" style:font-name="Consolas" fo:font-size="9.75pt" fo:letter-spacing="normal" fo:font-style="normal" fo:font-weight="normal"/>
    </style:style>
    <style:style style:name="T1" style:family="text">
      <style:text-properties style:font-name="times new roman" fo:font-size="13.5pt"/>
    </style:style>
    <style:style style:name="T2" style:family="text">
      <style:text-properties style:font-name="times new roman" fo:font-size="13.5pt" fo:font-style="italic"/>
    </style:style>
    <style:style style:name="T3" style:family="text">
      <style:text-properties style:font-name="times new roman" fo:font-size="9.75pt"/>
    </style:style>
    <style:style style:name="T4" style:family="text">
      <style:text-properties style:font-name="times new roman" fo:font-size="9.75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d Number</text:p>
      <text:p text:style-name="P2"/>
      <text:p text:style-name="P5">Let's call a number <text:span text:style-name="T2">k</text:span>-good if it contains all digits not exceeding <text:span text:style-name="T2">k</text:span> (<text:span text:style-name="T1">0, ..., </text:span><text:span text:style-name="T2">k</text:span>). You've got a number <text:span text:style-name="T2">k</text:span> and an array <text:span text:style-name="T2">a</text:span> containing <text:span text:style-name="T2">n</text:span>numbers. Find out how many <text:span text:style-name="T2">k</text:span>-good numbers are in <text:span text:style-name="T2">a</text:span> (count each number every time it occurs in array <text:span text:style-name="T2">a</text:span>).</text:p>
      <text:p text:style-name="P6">Input</text:p>
      <text:p text:style-name="P5">There are several test cases. Each test case has format: The first line contains integers <text:span text:style-name="T2">n</text:span> and <text:span text:style-name="T2">k</text:span> (<text:span text:style-name="T1">1 ≤ </text:span><text:span text:style-name="T2">n</text:span><text:span text:style-name="T1"> ≤ 100</text:span>, <text:span text:style-name="T1">0 ≤ </text:span><text:span text:style-name="T2">k</text:span><text:span text:style-name="T1"> ≤ 9</text:span>). The <text:span text:style-name="T2">i</text:span>-th of the following <text:span text:style-name="T2">n</text:span> lines contains integer <text:span text:style-name="T2">a</text:span><text:span text:style-name="T4">i</text:span> without leading zeroes (<text:span text:style-name="T1">1 ≤ </text:span><text:span text:style-name="T2">a</text:span><text:span text:style-name="T4">i</text:span><text:span text:style-name="T1"> ≤ 10</text:span><text:span text:style-name="T3">9</text:span>).</text:p>
      <text:p text:style-name="P6">Output</text:p>
      <text:p text:style-name="P5">For each test case print a single integer — the number of <text:span text:style-name="T2">k</text:span>-good numbers in <text:span text:style-name="T2">a</text:span>.</text:p>
      <text:p text:style-name="P3">Sample test(s)</text:p>
      <text:p text:style-name="P4">input</text:p>
      <text:p text:style-name="P9">10 6</text:p>
      <text:p text:style-name="P10">1234560</text:p>
      <text:p text:style-name="P10">1234560</text:p>
      <text:p text:style-name="P10">1234560</text:p>
      <text:p text:style-name="P10">1234560</text:p>
      <text:p text:style-name="P10">1234560</text:p>
      <text:p text:style-name="P10">1234560</text:p>
      <text:p text:style-name="P10">1234560</text:p>
      <text:p text:style-name="P10">1234560</text:p>
      <text:p text:style-name="P10">1234560</text:p>
      <text:p text:style-name="P10">1234560</text:p>
      <text:p text:style-name="P9">2 1</text:p>
      <text:p text:style-name="P10">1</text:p>
      <text:p text:style-name="P10">10</text:p>
      <text:p text:style-name="P7">output</text:p>
      <text:p text:style-name="P9">10</text:p>
      <text:p text:style-name="P9">1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cv </meta:initial-creator>
    <meta:creation-date>2014-03-08T04:44:02</meta:creation-date>
    <meta:generator>LibreOffice/3.5$Linux_x86 LibreOffice_project/350m1$Build-2</meta:generator>
    <dc:date>2014-03-11T10:49:21</dc:date>
    <dc:creator>ancv </dc:creator>
    <meta:editing-duration>PT1M6S</meta:editing-duration>
    <meta:editing-cycles>5</meta:editing-cycles>
    <meta:document-statistic meta:table-count="0" meta:image-count="0" meta:object-count="0" meta:page-count="1" meta:paragraph-count="25" meta:word-count="134" meta:character-count="658" meta:non-whitespace-character-count="549"/>
  </office:meta>
</office:document-meta>
</file>